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fo:break-before="page" table:align="margins"/>
    </style:style>
    <style:style style:name="Tabelle1.A" style:family="table-column">
      <style:table-column-properties style:column-width="4.851cm" style:rel-column-width="2750*"/>
    </style:style>
    <style:style style:name="Tabelle1.B" style:family="table-column">
      <style:table-column-properties style:column-width="12.15cm" style:rel-column-width="6888*"/>
    </style:style>
    <style:style style:name="Tabelle1.A1" style:family="table-cell">
      <style:table-cell-properties fo:padding="0.097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Table_20_Contents">The black impact<text:line-break/>Der schwarze Stoß</text:p>
          </table:table-cell>
          <table:table-cell table:style-name="Tabelle1.A1" office:value-type="string">
            <text:p text:style-name="Table_20_Contents">Die kräftigste aller bekannter Waffen. Wurde <text:s/>im Krieg verwendet zur Vernichtung von Sternen und Planeten. </text:p>
            <text:p text:style-name="Table_20_Contents">Die Funktionsweise ähnelt der eines schwarzen Loches:</text:p>
            <text:p text:style-name="Table_20_Contents">Ein Strahl von Gravitonen wird repliziert, fokussiert und auf das Ziel gerichtet. Da dieser nur aus Gravitonen besteht, kann er Materie und Schutzschilde problemlos durchdringen und das Ziel mit seinem enormen Gravitationsfeld von innen zerreißen. Keine Sorge: Da synthetische Gravitonen instabil sind, zerfallen sie, bevor sie einen benachbarten Planeten erreichen können. Extrem dichte Gravitonenstrahlen sind nach mehreren interstellaren Waffensperrverträgen verboten, da sie zur Entstehung von schwarzen Löchern führen können.</text:p>
            <text:p text:style-name="Table_20_Contents">Da diese Waffe die Gravitonen replizieren muss, verschlingt sie eine enorme Menge an Energie.</text:p>
          </table:table-cell>
        </table:table-row>
        <table:table-row>
          <table:table-cell table:style-name="Tabelle1.A1" office:value-type="string">
            <text:p text:style-name="Table_20_Contents">Plasma gun<text:line-break/>Plasma Kanone</text:p>
          </table:table-cell>
          <table:table-cell table:style-name="Tabelle1.A1" office:value-type="string">
            <text:p text:style-name="Table_20_Contents">Eine starke Waffe, die </text:p>
          </table:table-cell>
        </table:table-row>
        <table:table-row>
          <table:table-cell table:style-name="Tabelle1.A1" office:value-type="string">
            <text:p text:style-name="Table_20_Contents">Ceramic armor</text:p>
            <text:p text:style-name="Table_20_Contents">Keramik Panzerung</text:p>
          </table:table-cell>
          <table:table-cell table:style-name="Tabelle1.A1" office:value-type="string">
            <text:p text:style-name="Table_20_Contents">Eine effektive Schutzmaßnahme gegen Schäden durch Hitzeeinwirkung, wie zum Beispiel durch plasmawaffen.</text:p>
            <text:p text:style-name="Table_20_Contents">Die Funktionsweise basiert auf der hohen Schmelztemperatur von Keramiken.</text:p>
            <text:p text:style-name="Table_20_Contents">Während Keramikkacheln bereits zu den Anfängen der Raumfahrt als Hitzeschild für Wiedereintritte in in die Atmosphäre verwendet wurden, hat sich nach der Erfindung von Plasmawaffen, ihr Einsatz auch beim Militär durchgesetzt und bewährt. Allerdings sind Keramiken zerbrechlich und können trotz des Kohlefaserverbundes die gesamte Integrität der Schiffe nur geringfügig erhöhen.</text:p>
            <text:p text:style-name="Table_20_Contents">Diese Panzerung verbraucht dank ihres einfachen Prinzips keine Energie.</text:p>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ta:initial-creator>
    <meta:creation-date>2010-08-07T14:59:42</meta:creation-date>
    <dc:date>2010-08-08T12:55:03</dc:date>
    <dc:creator>robert </dc:creator>
    <meta:editing-duration>PT01H59M22S</meta:editing-duration>
    <meta:editing-cycles>9</meta:editing-cycles>
    <meta:generator>OpenOffice.org/3.2$Unix OpenOffice.org_project/320m12$Build-9483</meta:generator>
    <meta:document-statistic meta:table-count="1" meta:image-count="0" meta:object-count="0" meta:page-count="1" meta:paragraph-count="13" meta:word-count="203" meta:character-count="1518"/>
  </office:meta>
</office:document-meta>
</file>